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65.25pt" style:use-optimal-column-width="false"/>
    </style:style>
    <style:style style:name="ACOL-3" style:family="table-column">
      <style:table-column-properties style:column-width="75.74173228346456pt" style:use-optimal-column-width="true"/>
    </style:style>
    <style:style style:name="ACOL-4" style:family="table-column">
      <style:table-column-properties style:column-width="66.75590551181102pt" style:use-optimal-column-width="true"/>
    </style:style>
    <style:style style:name="ACOL-5" style:family="table-column">
      <style:table-column-properties style:column-width="75.00472440944881pt" style:use-optimal-column-width="true"/>
    </style:style>
    <style:style style:name="ACOL-6" style:family="table-column">
      <style:table-column-properties style:column-width="90.73700787401573pt" style:use-optimal-column-width="true"/>
    </style:style>
    <style:style style:name="ACOL-7" style:family="table-column">
      <style:table-column-properties style:column-width="47.99055118110236pt" style:use-optimal-column-width="true"/>
    </style:style>
    <style:style style:name="ACOL-8" style:family="table-column">
      <style:table-column-properties style:column-width="265.5pt" style:use-optimal-column-width="false"/>
    </style:style>
    <style:style style:name="ACOL-9" style:family="table-column">
      <style:table-column-properties style:column-width="59.24409448818898pt" style:use-optimal-column-width="tru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04.25pt" style:use-optimal-column-width="false"/>
    </style:style>
    <style:style style:name="ACOL-12" style:family="table-column">
      <style:table-column-properties style:column-width="7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2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7"/>
        <table:table-column table:default-cell-style-name="ACE-0" table:style-name="ACOL-9"/>
        <table:table-column table:default-cell-style-name="ACE-0" table:style-name="ACOL-7" table:number-columns-repeated="2"/>
        <table:table-column table:default-cell-style-name="ACE-0" table:style-name="ACOL-0" table:number-columns-repeated="3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0" table:number-columns-repeated="225"/>
        <table:table-column table:style-name="ACOL-0" table:number-columns-repeated="11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2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comment</text:p>
          </table:table-cell>
          <table:table-cell table:style-name="ACE-0" office:value-type="string">
            <text:p>Water_Depth</text:p>
          </table:table-cell>
          <table:table-cell table:style-name="ACE-0" office:value-type="string">
            <text:p>min_depth</text:p>
          </table:table-cell>
          <table:table-cell table:style-name="ACE-0" office:value-type="string">
            <text:p>max_depth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AMS-17314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15440">
            <text:p>154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Acila (Trunacila) insign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61.40000000000001">
            <text:p>−161.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nominal uncertainty of 1 m added, originally interpreted as neritic</text:p>
          </table:table-cell>
          <table:table-cell table:style-name="ACE-0" office:value-type="float" office:value="-161.40000000000001">
            <text:p>−161.4</text:p>
          </table:table-cell>
          <table:table-cell table:number-columns-repeated="238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AMS-25793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21490">
            <text:p>2149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Megacardita ferrunginos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AVERAGE([.S3];[.T3])" office:value-type="float" office:value="-95.5">
            <text:p>−95.5</text:p>
          </table:table-cell>
          <table:table-cell table:style-name="ACE-0" table:formula="of:=[.S3]-AVERAGE([.S3];[.T3])" office:value-type="float" office:value="5.5">
            <text:p>5.5</text:p>
          </table:table-cell>
          <table:table-cell table:style-name="ACE-0" table:formula="of:=[.S3]-AVERAGE([.S3];[.T3])" office:value-type="float" office:value="5.5">
            <text:p>5.5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depth range taken from Figure 3 in Park et al (2000)</text:p>
          </table:table-cell>
          <table:table-cell table:style-name="ACE-0" office:value-type="float" office:value="-112.7">
            <text:p>−112.7</text:p>
          </table:table-cell>
          <table:table-cell table:style-name="ACE-0" office:value-type="float" office:value="-90">
            <text:p>−90</text:p>
          </table:table-cell>
          <table:table-cell table:style-name="ACE-0" office:value-type="float" office:value="-101">
            <text:p>−101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AMS-25794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8610">
            <text:p>86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iphoualia filos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7.2">
            <text:p>−117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nominal uncertainty of 1 m added, originally interpeted to represent 10-80 m depth</text:p>
          </table:table-cell>
          <table:table-cell table:style-name="ACE-0" office:value-type="float" office:value="-117.2">
            <text:p>−117.2</text:p>
          </table:table-cell>
          <table:table-cell table:number-columns-repeated="238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AMS-25795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7280">
            <text:p>72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aphia euglyp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AVERAGE([.S5];[.T5])" office:value-type="float" office:value="-67.5">
            <text:p>−67.5</text:p>
          </table:table-cell>
          <table:table-cell table:style-name="ACE-0" table:formula="of:=[.S5]-AVERAGE([.S5];[.T5])" office:value-type="float" office:value="5.5">
            <text:p>5.5</text:p>
          </table:table-cell>
          <table:table-cell table:style-name="ACE-0" table:formula="of:=[.S5]-AVERAGE([.S5];[.T5])" office:value-type="float" office:value="5.5">
            <text:p>5.5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depth range taken from Figure 3 in Park et al (2000)</text:p>
          </table:table-cell>
          <table:table-cell table:style-name="ACE-0" office:value-type="float" office:value="-77.799999999999997">
            <text:p>−77.8</text:p>
          </table:table-cell>
          <table:table-cell table:style-name="ACE-0" office:value-type="float" office:value="-62">
            <text:p>−62</text:p>
          </table:table-cell>
          <table:table-cell table:style-name="ACE-0" office:value-type="float" office:value="-73">
            <text:p>−73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AMS-25797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4770">
            <text:p>47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egacardita ferrunginos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AVERAGE([.S6];[.T6])" office:value-type="float" office:value="-71.5">
            <text:p>−71.5</text:p>
          </table:table-cell>
          <table:table-cell table:style-name="ACE-0" table:formula="of:=[.S6]-AVERAGE([.S6];[.T6])" office:value-type="float" office:value="6.5">
            <text:p>6.5</text:p>
          </table:table-cell>
          <table:table-cell table:style-name="ACE-0" table:formula="of:=[.S6]-AVERAGE([.S6];[.T6])" office:value-type="float" office:value="6.5">
            <text:p>6.5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depth range taken from Figure 3 in Park et al (2000)</text:p>
          </table:table-cell>
          <table:table-cell table:style-name="ACE-0" office:value-type="float" office:value="-92.400000000000006">
            <text:p>−92.4</text:p>
          </table:table-cell>
          <table:table-cell table:style-name="ACE-0" office:value-type="float" office:value="-65">
            <text:p>−65</text:p>
          </table:table-cell>
          <table:table-cell table:style-name="ACE-0" office:value-type="float" office:value="-78">
            <text:p>−78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AMS-25798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9010">
            <text:p>90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aphia euglyp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AVERAGE([.S7];[.T7])" office:value-type="float" office:value="-101.5">
            <text:p>−101.5</text:p>
          </table:table-cell>
          <table:table-cell table:style-name="ACE-0" table:formula="of:=[.S7]-AVERAGE([.S7];[.T7])" office:value-type="float" office:value="6.5">
            <text:p>6.5</text:p>
          </table:table-cell>
          <table:table-cell table:style-name="ACE-0" table:formula="of:=[.S7]-AVERAGE([.S7];[.T7])" office:value-type="float" office:value="6.5">
            <text:p>6.5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depth range taken from Figure 3 in Park et al (2000)</text:p>
          </table:table-cell>
          <table:table-cell table:style-name="ACE-0" office:value-type="float" office:value="-114.40000000000001">
            <text:p>−114.4</text:p>
          </table:table-cell>
          <table:table-cell table:style-name="ACE-0" office:value-type="float" office:value="-95">
            <text:p>−95</text:p>
          </table:table-cell>
          <table:table-cell table:style-name="ACE-0" office:value-type="float" office:value="-108">
            <text:p>−108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AMS-25799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8750">
            <text:p>87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egacardita korean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AVERAGE([.S8];[.T8])" office:value-type="float" office:value="-89">
            <text:p>−89</text:p>
          </table:table-cell>
          <table:table-cell table:style-name="ACE-0" table:formula="of:=[.S8]-AVERAGE([.S8];[.T8])" office:value-type="float" office:value="6">
            <text:p>6</text:p>
          </table:table-cell>
          <table:table-cell table:style-name="ACE-0" table:formula="of:=[.S8]-AVERAGE([.S8];[.T8])" office:value-type="float" office:value="6">
            <text:p>6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depth range taken from Figure 3 in Park et al (2000)</text:p>
          </table:table-cell>
          <table:table-cell table:style-name="ACE-0" office:value-type="float" office:value="-101.2">
            <text:p>−101.2</text:p>
          </table:table-cell>
          <table:table-cell table:style-name="ACE-0" office:value-type="float" office:value="-83">
            <text:p>−83</text:p>
          </table:table-cell>
          <table:table-cell table:style-name="ACE-0" office:value-type="float" office:value="-95">
            <text:p>−95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84-B-03</text:p>
          </table:table-cell>
          <table:table-cell table:style-name="ACE-1" office:value-type="float" office:value="35.030000000000001">
            <text:p>35.03</text:p>
          </table:table-cell>
          <table:table-cell table:style-name="ACE-1" office:value-type="float" office:value="129.44999999999999">
            <text:p>129.45</text:p>
          </table:table-cell>
          <table:table-cell table:style-name="ACE-2" office:value-type="float" office:value="15080">
            <text:p>1508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Megacardita korean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AVERAGE([.S9];[.T9])" office:value-type="float" office:value="-127">
            <text:p>−127</text:p>
          </table:table-cell>
          <table:table-cell table:style-name="ACE-0" table:formula="of:=[.S9]-AVERAGE([.S9];[.T9])" office:value-type="float" office:value="6">
            <text:p>6</text:p>
          </table:table-cell>
          <table:table-cell table:style-name="ACE-0" table:formula="of:=[.S9]-AVERAGE([.S9];[.T9])" office:value-type="float" office:value="6">
            <text:p>6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depth range taken from Figure 3 in Park et al (2000)</text:p>
          </table:table-cell>
          <table:table-cell table:style-name="ACE-0" office:value-type="float" office:value="-132.30000000000001">
            <text:p>−132.3</text:p>
          </table:table-cell>
          <table:table-cell table:style-name="ACE-0" office:value-type="float" office:value="-121">
            <text:p>−121</text:p>
          </table:table-cell>
          <table:table-cell table:style-name="ACE-0" office:value-type="float" office:value="-133">
            <text:p>−133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GAM-26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18400">
            <text:p>18400</text:p>
          </table:table-cell>
          <table:table-cell table:style-name="ACE-0" office:value-type="float" office:value="290">
            <text:p>29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0.8">
            <text:p>−110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nominal uncertainty of 1 m added</text:p>
          </table:table-cell>
          <table:table-cell table:style-name="ACE-0" office:value-type="float" office:value="-110.8">
            <text:p>−110.8</text:p>
          </table:table-cell>
          <table:table-cell table:number-columns-repeated="238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6500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16330">
            <text:p>1633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1.09999999999999">
            <text:p>−121.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nominal uncertainty of 1 m added</text:p>
          </table:table-cell>
          <table:table-cell table:style-name="ACE-0" office:value-type="float" office:value="-121.09999999999999">
            <text:p>−121.1</text:p>
          </table:table-cell>
          <table:table-cell table:number-columns-repeated="238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GAM-27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8450">
            <text:p>8450</text:p>
          </table:table-cell>
          <table:table-cell table:style-name="ACE-0" office:value-type="float" office:value="640">
            <text:p>6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2">
            <text:p>−10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nominal uncertainty of 1 m added</text:p>
          </table:table-cell>
          <table:table-cell table:style-name="ACE-0" office:value-type="float" office:value="-102">
            <text:p>−102</text:p>
          </table:table-cell>
          <table:table-cell table:number-columns-repeated="238" table:style-name="ACE-0"/>
        </table:table-row>
        <table:table-row table:style-name="AROW-1" table:number-rows-repeated="48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0" table:number-rows-repeated="5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1" table:number-rows-repeated="55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0" table:number-rows-repeated="3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1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0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1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0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1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0" table:number-rows-repeated="2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1" table:number-rows-repeated="8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0" table:number-rows-repeated="65378">
          <table:table-cell table:number-columns-repeated="256"/>
        </table:table-row>
        <table:table-row table:style-name="AROW-0" table:number-rows-repeated="20">
          <table:table-cell table:number-columns-repeated="5" table:style-name="ACE-0"/>
          <table:table-cell table:style-name="ACE-2"/>
          <table:table-cell table:number-columns-repeated="250" table:style-name="ACE-0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10" gnm:cursor-row="7">
          <gnm:selection gnm:start-col="10" gnm:start-row="7" gnm:end-col="10" gnm:end-row="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number:number-style style:name="ND-1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1-10-20T03:13:16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